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7aa9" officeooo:paragraph-rsid="00197aa9"/>
    </style:style>
    <style:style style:name="P2" style:family="paragraph" style:parent-style-name="Standard">
      <style:text-properties officeooo:rsid="001a3551" officeooo:paragraph-rsid="001a3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reation</text:p>
      <text:p text:style-name="P1"/>
      <text:p text:style-name="P2">test modif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4:24:19.046346290</meta:creation-date>
    <dc:date>2020-02-21T14:32:52.239527074</dc:date>
    <meta:editing-duration>PT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30" meta:non-whitespace-character-count="28"/>
  </office:meta>
</office:document-meta>
</file>